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akula" svg:font-family="Naku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Nakula" fo:font-size="16pt" style:text-underline-style="solid" style:text-underline-width="auto" style:text-underline-color="font-color" officeooo:rsid="00070feb" officeooo:paragraph-rsid="00070feb" style:font-size-asian="16pt" style:font-size-complex="16pt"/>
    </style:style>
    <style:style style:name="P2" style:family="paragraph" style:parent-style-name="Standard">
      <style:paragraph-properties fo:text-align="justify" style:justify-single-word="false"/>
      <style:text-properties style:font-name="Nakula" officeooo:rsid="00070feb" officeooo:paragraph-rsid="00070feb"/>
    </style:style>
    <style:style style:name="P3" style:family="paragraph" style:parent-style-name="Standard">
      <style:paragraph-properties fo:text-align="justify" style:justify-single-word="false"/>
      <style:text-properties style:font-name="Nakula" officeooo:rsid="00070feb" officeooo:paragraph-rsid="0007cb5b"/>
    </style:style>
    <style:style style:name="T1" style:family="text">
      <style:text-properties officeooo:rsid="0007adba"/>
    </style:style>
    <style:style style:name="T2" style:family="text">
      <style:text-properties officeooo:rsid="0007cb5b"/>
    </style:style>
    <style:style style:name="T3" style:family="text">
      <style:text-properties officeooo:rsid="000949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graphe de description :</text:p>
      <text:p text:style-name="P1"/>
      <text:p text:style-name="P2"><text:tab/>Etant actuellement en reconversion professionnelle, mon objectif à long terme est de pouvoir commencer ma nouvelle carrière en tant que Data Scientist. <text:span text:style-name="T3">J’aimerais pouvoir effectuer ce métier dans le domaine des Energies Renouvelables, de l’Environnement ou de la Santé. Je pense qu’une petite entreprise me conviendrait mieux mais je reste ouvert à la possibilité de travailler pour une grande firme également. J’ai comme objectif de temps de terminer cette formation pour mi Octobre au plus tard, puis de trouver un emploi avant la fin de l’année.</text:span></text:p>
      <text:p text:style-name="P2"/>
      <text:p text:style-name="P3"><text:tab/>Par le passé, j’ai su dépasser les difficultés que j’ai pu rencontrer de deux manières. La première est par pure résillience. En insistant et en restant concentré sur mes objectifs, je parvenais à surmonter mes difficultés. Cette méthode est cependant très éreintante et j’essaye de m’en passer à présent. Je privilégie à présent la seconde méthode qui est simplement de prendre du recul. Lorsque je suis confronté à un obstacle et que je commence à tourner en rond et à ne pas voir de solution, je fais une pause. J’essaye de me détendre et de penser à d’autres choses. Le cerveau continue souvent de traiter la tâche en « arrière fond » et le fait de faire retomber la pression et le stresse me permet d’exprimer l’entièreté de mes capacités. Quand je retourne à mon problème, les solutions viennent ensuite souvent très vite. Pour m’aider dans cette démarche, je pratique souvent des séances de méditation ce qui me permet de rester calme et de me concentrer. <text:span text:style-name="T2">Si toutefois ces méthodes ne suffisent pas, je n’hésite jamais à demander de l’aide à une personne tierce compétente. J’ai toujours préféré admettre mes erreurs et aller de l’avant.</text:span></text:p>
      <text:p text:style-name="P2"/>
      <text:p text:style-name="P2"><text:tab/>Je ne suis pas en alternance et n’ai donc pas d’employeur.</text:p>
      <text:p text:style-name="P2"/>
      <text:p text:style-name="P2"><text:tab/>Ma formation est financée par Pôle Emploi. <text:span text:style-name="T1">Je n’ai cependant pas le détail de la description du programme de financ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akula" svg:font-family="Naku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0T09:53:47.097066163</meta:creation-date>
    <dc:date>2020-12-23T14:24:29.409836319</dc:date>
    <meta:editing-duration>PT15M25S</meta:editing-duration>
    <meta:editing-cycles>5</meta:editing-cycles>
    <meta:generator>LibreOffice/6.0.7.3$Linux_X86_64 LibreOffice_project/00m0$Build-3</meta:generator>
    <meta:document-statistic meta:table-count="0" meta:image-count="0" meta:object-count="0" meta:page-count="1" meta:paragraph-count="5" meta:word-count="316" meta:character-count="1902" meta:non-whitespace-character-count="1587"/>
  </office:meta>
</office:document-meta>
</file>